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style:text-position="0% 100%" fo:font-size="12pt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0% 100%"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4" draw:layer="layout" svg:width="9.878cm" svg:height="8.643cm" svg:x="11.556cm" svg:y="5.351cm">
          <text:p text:style-name="P1"><text:span text:style-name="T1">PanelMain</text:span></text:p>
        </draw:rect>
        <draw:rect draw:style-name="gr2" draw:text-style-name="P3" draw:id="id2" draw:layer="layout" svg:width="14.052cm" svg:height="2.851cm" svg:x="7.382cm" svg:y="2.5cm">
          <text:p text:style-name="P1"><text:span text:style-name="T2">PanelHead</text:span></text:p>
        </draw:rect>
        <draw:rect draw:style-name="gr3" draw:text-style-name="P2" draw:id="id6" draw:layer="layout" svg:width="4.174cm" svg:height="8.643cm" svg:x="7.382cm" svg:y="5.352cm">
          <text:p text:style-name="P1"><text:span text:style-name="T1">PanelNavigator</text:span></text:p>
        </draw:rect>
        <draw:frame draw:style-name="gr4" draw:layer="layout" svg:width="3.423cm" svg:height="0.963cm" svg:x="12.963cm" svg:y="0cm">
          <draw:text-box>
            <text:p>BasePage</text:p>
          </draw:text-box>
        </draw:frame>
        <draw:custom-shape draw:style-name="gr5" draw:text-style-name="P4" draw:id="id1" draw:layer="layout" svg:width="3.742cm" svg:height="4.082cm" svg:x="22.791cm" svg:y="1.816cm">
          <text:p text:style-name="P1"><text:span text:style-name="T3">Заголовок</text:span></text:p>
          <text:p text:style-name="P1"><text:span text:style-name="T3">Для всех </text:span></text:p>
          <text:p text:style-name="P1"><text:span text:style-name="T3">страниц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22.791cm" svg:y1="3.856cm" svg:x2="21.434cm" svg:y2="3.925cm" draw:start-shape="id1" draw:start-glue-point="5" draw:end-shape="id2" draw:end-glue-point="1" svg:d="m22791 3856h-678v69h-679">
          <text:p/>
        </draw:connector>
        <draw:custom-shape draw:style-name="gr5" draw:text-style-name="P4" draw:id="id3" draw:layer="layout" svg:width="3.742cm" svg:height="4.082cm" svg:x="22.791cm" svg:y="7.916cm">
          <text:p text:style-name="P1"><text:span text:style-name="T3">Основная</text:span></text:p>
          <text:p text:style-name="P1"><text:span text:style-name="T3">Страница</text:span></text:p>
          <text:p text:style-name="P1"><text:span text:style-name="T3">Для </text:span></text:p>
          <text:p text:style-name="P1"><text:span text:style-name="T3">пользовател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22.791cm" svg:y1="9.956cm" svg:x2="21.434cm" svg:y2="9.672cm" draw:start-shape="id3" draw:start-glue-point="5" draw:end-shape="id4" draw:end-glue-point="1" svg:d="m22791 9956h-678v-284h-679">
          <text:p/>
        </draw:connector>
        <draw:custom-shape draw:style-name="gr5" draw:text-style-name="P4" draw:id="id5" draw:layer="layout" svg:width="3.742cm" svg:height="4.082cm" svg:x="2.091cm" svg:y="7.916cm">
          <text:p text:style-name="P1"><text:span text:style-name="T3">Навигационная </text:span></text:p>
          <text:p text:style-name="P1"><text:span text:style-name="T3">Панель</text:span></text:p>
          <text:p text:style-name="P1"><text:span text:style-name="T3">Для основной</text:span></text:p>
          <text:p text:style-name="P1"><text:span text:style-name="T3">страницы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5.833cm" svg:y1="9.956cm" svg:x2="7.382cm" svg:y2="9.673cm" draw:start-shape="id5" draw:start-glue-point="7" draw:end-shape="id6" draw:end-glue-point="3" svg:d="m5833 9956h775v-283h774">
          <text:p/>
        </draw:connector>
        <draw:rect draw:style-name="gr2" draw:text-style-name="P3" draw:layer="layout" svg:width="14.052cm" svg:height="2.851cm" svg:x="7.382cm" svg:y="2.501cm">
          <text:p text:style-name="P1"><text:span text:style-name="T2">PanelHead</text:span></text:p>
        </draw:rect>
      </draw:page>
      <draw:page draw:name="page2" draw:style-name="dp1" draw:master-page-name="Default">
        <draw:rect draw:style-name="gr2" draw:text-style-name="P3" draw:layer="layout" svg:width="14.052cm" svg:height="1cm" svg:x="7.328cm" svg:y="0cm">
          <text:p text:style-name="P1"><text:span text:style-name="T2">PanelHead</text:span></text:p>
        </draw:rect>
        <draw:rect draw:style-name="gr6" draw:text-style-name="P1" draw:layer="layout" svg:width="21.895cm" svg:height="4.754cm" svg:x="3.106cm" svg:y="2.186cm">
          <text:p/>
        </draw:rect>
        <draw:rect draw:style-name="gr7" draw:text-style-name="P1" draw:layer="layout" svg:width="3.944cm" svg:height="0.862cm" svg:x="8.157cm" svg:y="3.881cm">
          <text:p/>
        </draw:rect>
        <draw:rect draw:style-name="gr7" draw:text-style-name="P1" draw:layer="layout" svg:width="0.595cm" svg:height="0.862cm" svg:x="12.101cm" svg:y="3.881cm">
          <text:p/>
        </draw:rect>
        <draw:custom-shape draw:style-name="gr8" draw:text-style-name="P1" draw:layer="layout" svg:width="0.59cm" svg:height="0.59cm" svg:x="12.106cm" svg:y="3.972cm">
          <text:p/>
          <draw:enhanced-geometry draw:glue-point-type="segments" draw:type="mso-spt100" draw:modifiers="-179.253169940221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9-07-10T13:20:20.26</meta:creation-date>
    <dc:date>2009-07-10T22:37:23.68</dc:date>
    <dc:creator>Vitaliy Geleznyak</dc:creator>
    <meta:editing-duration>PT06H21M19S</meta:editing-duration>
    <meta:editing-cycles>3</meta:editing-cycles>
    <meta:generator>OpenOffice.org/3.1$Win32 OpenOffice.org_project/310m11$Build-9399</meta:generator>
    <meta:document-statistic meta:object-count="16"/>
  </office:meta>
</office:document-meta>
</file>